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Courier New" style:font-name-asian="Courier New1" style:font-name-complex="Courier New1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style:font-weight-asian="bold" fo:background-color="#ffffff"/>
    </style:style>
    <style:style style:name="T3" style:family="text">
      <style:text-properties fo:color="#222222" style:text-underline-style="none" fo:background-color="#ffffff"/>
    </style:style>
    <style:style style:name="T4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НОВИ НИЗ</text:p>
            <text:p text:style-name="P5"/>
            <text:p text:style-name="P5">Република Српска 2014.</text:p>
            <text:p text:style-name="P5">Регионално такмичење из информатике за средње школе</text:p>
            <text:p text:style-name="P5">(4. задатак) </text:p>
          </table:table-cell>
          <table:table-cell table:style-name="Table1.A1" office:value-type="string">
            <text:p text:style-name="P5">15 бодова</text:p>
          </table:table-cell>
        </table:table-row>
      </table:table>
      <text:p text:style-name="P1"><text:soft-page-break/></text:p>
      <text:p text:style-name="P1"><text:span text:style-name="T1">На улазу се задаје низ </text:span><text:span text:style-name="T2">А</text:span><text:span text:style-name="T1">(100). Потребно је формирари нови низ такав да је елемент новог низа на </text:span><text:span text:style-name="T2">i</text:span><text:span text:style-name="T1">-итом мјесту једнак тренутном максималном елементу (максималном члану првих </text:span><text:span text:style-name="T2">i</text:span><text:span text:style-name="T1"> елемената почетног низа </text:span><text:span text:style-name="T2">A</text:span><text:span text:style-name="T1">).</text:span></text:p>
      <text:p text:style-name="P2"/>
      <text:p text:style-name="P1"><text:span text:style-name="T1">Улаз:</text:span></text:p>
      <text:list xml:id="list1844811207845139998" text:style-name="WWNum2">
        <text:list-item>
          <text:p text:style-name="P8"><text:span text:style-name="T1">Задаје се </text:span><text:span text:style-name="T2">N</text:span><text:span text:style-name="T1"> -- број елемената низа </text:span><text:span text:style-name="T2">А</text:span><text:span text:style-name="T1">,</text:span></text:p>
        </text:list-item>
        <text:list-item>
          <text:p text:style-name="P8"><text:span text:style-name="T1">Затим се уносе елементи низа </text:span><text:span text:style-name="T2">А</text:span><text:span text:style-name="T1">.</text:span></text:p>
        </text:list-item>
      </text:list>
      <text:p text:style-name="P2"/>
      <text:p text:style-name="P1"><text:span text:style-name="T1">Излаз:</text:span></text:p>
      <text:list xml:id="list8555466848389805239" text:style-name="WWNum1">
        <text:list-item>
          <text:p text:style-name="P9"><text:span text:style-name="T1">У првом реду приказати почетни низ </text:span><text:span text:style-name="T2">А</text:span><text:span text:style-name="T1">,</text:span></text:p>
        </text:list-item>
        <text:list-item>
          <text:p text:style-name="P9"><text:span text:style-name="T1">У другом реду приказати нови низ.</text:span></text:p>
        </text:list-item>
      </text:list>
      <text:p text:style-name="P2"/>
      <text:p text:style-name="P1"><text:span text:style-name="T1">Задатак снимити под именом NOVINIZ.</text:span></text:p>
      <text:p text:style-name="P2"/>
      <text:p text:style-name="P1"><text:span text:style-name="T4">Примјер 1:</text:span></text:p>
      <text:p text:style-name="P1"><text:span text:style-name="T5">Улаз:</text:span></text:p>
      <text:p text:style-name="P1"><text:span text:style-name="T5"><text:tab/>&gt; N = 6<text:line-break/><text:tab/>&gt; 5</text:span></text:p>
      <text:p text:style-name="P10"><text:span text:style-name="T5">&gt; 8</text:span></text:p>
      <text:p text:style-name="P10"><text:span text:style-name="T5">&gt; 7</text:span></text:p>
      <text:p text:style-name="P10"><text:span text:style-name="T5">&gt; 9<text:line-break/><text:tab/>&gt; 3</text:span></text:p>
      <text:p text:style-name="P10"><text:span text:style-name="T5">&gt; 5</text:span></text:p>
      <text:p text:style-name="P1"><text:span text:style-name="T5">Излаз:</text:span></text:p>
      <text:p text:style-name="P1"><text:span text:style-name="T5"><text:tab/>&gt; Pocetni niz je: 5,8,7,9,3,5<text:line-break/><text:tab/>&gt; Novi niz je: 5,8,8,9,9,9</text:span></text:p>
      <text:p text:style-name="P7"/>
      <text:p text:style-name="P1"><text:span text:style-name="T4">Примјер 2:</text:span></text:p>
      <text:p text:style-name="P1"><text:span text:style-name="T5">Улаз:</text:span></text:p>
      <text:p text:style-name="P1"><text:span text:style-name="T5"><text:tab/>&gt; N = 4<text:line-break/><text:tab/>&gt; 5</text:span></text:p>
      <text:p text:style-name="P10"><text:soft-page-break/><text:span text:style-name="T5">&gt; 10</text:span></text:p>
      <text:p text:style-name="P10"><text:span text:style-name="T5">&gt; 20</text:span></text:p>
      <text:p text:style-name="P10"><text:span text:style-name="T5">&gt; 40<text:tab/></text:span></text:p>
      <text:p text:style-name="P1"><text:span text:style-name="T5">Излаз:</text:span></text:p>
      <text:p text:style-name="P1"><text:span text:style-name="T5"><text:tab/>&gt; Pocetni niz je: 5,10,20,40<text:line-break/><text:tab/>&gt; Novi niz je: 5,10,20,40</text:span></text:p>
      <text:p text:style-name="P3"/>
      <text:p text:style-name="P1"><text:span text:style-name="T4">Примјер 3:</text:span></text:p>
      <text:p text:style-name="P1"><text:span text:style-name="T5">Улаз:</text:span></text:p>
      <text:p text:style-name="P1"><text:span text:style-name="T5"><text:tab/>&gt; N = 8<text:line-break/><text:tab/>&gt; 3</text:span></text:p>
      <text:p text:style-name="P10"><text:span text:style-name="T5">&gt; 11</text:span></text:p>
      <text:p text:style-name="P10"><text:span text:style-name="T5">&gt; 14<text:line-break/><text:tab/>&gt; 31</text:span></text:p>
      <text:p text:style-name="P10"><text:span text:style-name="T5">&gt; 44</text:span></text:p>
      <text:p text:style-name="P10"><text:span text:style-name="T5">&gt; 15</text:span></text:p>
      <text:p text:style-name="P10"><text:span text:style-name="T5">&gt; 66</text:span></text:p>
      <text:p text:style-name="P10"><text:span text:style-name="T5">&gt; 17</text:span></text:p>
      <text:p text:style-name="P1"><text:span text:style-name="T5">Излаз:</text:span></text:p>
      <text:p text:style-name="P1"><text:span text:style-name="T5"><text:tab/>&gt; Pocetni niz je: 3,11,14,31,44,15,66,17<text:line-break/><text:tab/>&gt; Novi niz je: 3,11,14,31,44,44,66,66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41" meta:word-count="176" meta:character-count="849" meta:non-whitespace-character-count="702"/>
    <meta:generator>LibreOfficeDev/5.1.0.3$Linux_X86_64 LibreOffice_project/</meta:generator>
  </office:meta>
</office:document-meta>
</file>